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5ce" officeooo:paragraph-rsid="001a75ce"/>
    </style:style>
    <style:style style:name="P2" style:family="paragraph" style:parent-style-name="Standard">
      <style:text-properties fo:font-weight="bold" officeooo:rsid="001a75ce" officeooo:paragraph-rsid="001a75ce" style:font-weight-asian="bold" style:font-weight-complex="bold"/>
    </style:style>
    <style:style style:name="P3" style:family="paragraph" style:parent-style-name="Standard">
      <style:text-properties fo:font-weight="normal" officeooo:rsid="001a75ce" officeooo:paragraph-rsid="001a75c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d Search Game</text:p>
      <text:p text:style-name="P2"/>
      <text:p text:style-name="P3">This document is an initial draft design for the word search game. </text:p>
      <text:p text:style-name="P3"/>
      <text:p text:style-name="P2">Idea:</text:p>
      <text:p text:style-name="P2"/>
      <text:p text:style-name="P3">I want to create a game that is simple enough and add supporting features that are complex thus making the simple game experience expanded.</text:p>
      <text:p text:style-name="P3"/>
      <text:p text:style-name="P3">Open source:</text:p>
      <text:p text:style-name="P3"/>
      <text:p text:style-name="P3">Currently the game is open source but as we move to a commercialized version there is the possibility that all or some parts of the game will be private.</text:p>
      <text:p text:style-name="P3"/>
      <text:p text:style-name="P3">Expandable:</text:p>
      <text:p text:style-name="P3"/>
      <text:p text:style-name="P3">The game system should provide a way for game designers and possibly community developers to extend the content of the game trough a mod API.</text:p>
      <text:p text:style-name="P3"/>
      <text:p text:style-name="P3">Target Devices:</text:p>
      <text:p text:style-name="P3"/>
      <text:p text:style-name="P3">Mobile and Desktop devices (Downloadable only). </text:p>
      <text:p text:style-name="P3">There will be a web version of the game, but I’m not sure if it will exposed to the public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3:24:59.957940354</meta:creation-date>
    <meta:generator>LibreOffice/6.0.6.2$Linux_X86_64 LibreOffice_project/00m0$Build-2</meta:generator>
    <dc:date>2018-11-03T13:34:22.779418783</dc:date>
    <meta:editing-duration>PT9M23S</meta:editing-duration>
    <meta:editing-cycles>1</meta:editing-cycles>
    <meta:document-statistic meta:table-count="0" meta:image-count="0" meta:object-count="0" meta:page-count="1" meta:paragraph-count="11" meta:word-count="125" meta:character-count="698" meta:non-whitespace-character-count="582"/>
  </office:meta>
</office:document-meta>
</file>